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76.65pt"/>
    </style:style>
    <style:style style:name="co14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1" table:number-columns-repeated="2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8"/>
        <table:table-column table:style-name="co11" table:number-columns-repeated="2" table:default-cell-style-name="ce8"/>
        <table:table-row table:style-name="ro1" table:number-rows-repeated="2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7" office:value-type="string" calcext:value-type="string">
            <text:p>Scale(kpc/pix)</text:p>
          </table:table-cell>
          <table:table-cell table:style-name="ce7" office:value-type="string" calcext:value-type="string">
            <text:p>Pix per 10kpc</text:p>
          </table:table-cell>
          <table:table-cell table:style-name="ce7" office:value-type="string" calcext:value-type="string">
            <text:p>Ring(kpc)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]/300000)^2*([.F5]/[.D5])" office:value-type="float" office:value="0.0000781013733831111" calcext:value-type="float">
            <text:p>7.81013733831111E-05</text:p>
          </table:table-cell>
          <table:table-cell table:formula="of:=[.H5]*180/(3.141592)*3600" office:value-type="float" office:value="16.109568" calcext:value-type="float">
            <text:p>16.10956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87.078744823724" calcext:value-type="float">
            <text:p>87.0787448237</text:p>
          </table:table-cell>
          <table:table-cell table:formula="of:=[.M5]*2" office:value-type="float" office:value="174.157489647448" calcext:value-type="float">
            <text:p>174.1574896474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42.17474162688" calcext:value-type="float">
            <text:p>42.1747416269</text:p>
          </table:table-cell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6]*300000/70" office:value-type="float" office:value="591.428571428571" calcext:value-type="float">
            <text:p>591.4285714286</text:p>
          </table:table-cell>
          <table:table-cell table:style-name="ce3" table:formula="of:=[.D6]-[.E6]" office:value-type="float" office:value="3694.28571428571" calcext:value-type="float">
            <text:p>369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6]/300000)^2*([.F6]/[.D6])" office:value-type="float" office:value="0.0000770290433137778" calcext:value-type="float">
            <text:p>0.000077029</text:p>
          </table:table-cell>
          <table:table-cell table:style-name="ce3" table:formula="of:=[.H6]*180/(3.141592)*3600" office:value-type="float" office:value="15.888384" calcext:value-type="float">
            <text:p>15.888384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4</text:p>
          </table:table-cell>
          <table:table-cell table:style-name="ce3" table:formula="of:=[.I6]/[.L6]" office:value-type="float" office:value="85.8831556499429" calcext:value-type="float">
            <text:p>85.8831556499</text:p>
          </table:table-cell>
          <table:table-cell table:style-name="ce3" table:formula="of:=[.M6]*2" office:value-type="float" office:value="171.766311299886" calcext:value-type="float">
            <text:p>171.7663112999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45.5571770455772" calcext:value-type="float">
            <text:p>45.5571770456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7]/300000)^2*([.F7]/[.D7])" office:value-type="float" office:value="0.000077207764992" calcext:value-type="float">
            <text:p>7.7207764992E-05</text:p>
          </table:table-cell>
          <table:table-cell table:formula="of:=[.H7]*180/(3.141592)*3600" office:value-type="float" office:value="15.925248" calcext:value-type="float">
            <text:p>15.92524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86.0824205122398" calcext:value-type="float">
            <text:p>86.0824205122</text:p>
          </table:table-cell>
          <table:table-cell table:formula="of:=[.M7]*2" office:value-type="float" office:value="172.16484102448" calcext:value-type="float">
            <text:p>172.1648410245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45.0010973096228" calcext:value-type="float">
            <text:p>45.0010973096</text:p>
          </table:table-cell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8]*300000/70" office:value-type="float" office:value="188.571428571429" calcext:value-type="float">
            <text:p>188.5714285714</text:p>
          </table:table-cell>
          <table:table-cell table:style-name="ce3" table:formula="of:=[.D8]-[.E8]" office:value-type="float" office:value="4097.14285714286" calcext:value-type="float">
            <text:p>409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8]/300000)^2*([.F8]/[.D8])" office:value-type="float" office:value="0.0000854289621902222" calcext:value-type="float">
            <text:p>0.000085429</text:p>
          </table:table-cell>
          <table:table-cell table:style-name="ce3" table:formula="of:=[.H8]*180/(3.141592)*3600" office:value-type="float" office:value="17.620992" calcext:value-type="float">
            <text:p>17.620992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4</text:p>
          </table:table-cell>
          <table:table-cell table:style-name="ce3" table:formula="of:=[.I8]/[.L8]" office:value-type="float" office:value="95.248604177895" calcext:value-type="float">
            <text:p>95.2486041779</text:p>
          </table:table-cell>
          <table:table-cell table:style-name="ce3" table:formula="of:=[.M8]*2" office:value-type="float" office:value="190.49720835579" calcext:value-type="float">
            <text:p>190.4972083558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5" calcext:value-type="float">
            <text:p>59.1258773754</text:p>
          </table:table-cell>
          <table:table-cell table:formula="of:=[.M8]*[.P8]" office:value-type="float" office:value="16.1094614415848" calcext:value-type="float">
            <text:p>16.1094614416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2]*300000/70" office:value-type="float" office:value="612.857142857143" calcext:value-type="float">
            <text:p>612.8571428571</text:p>
          </table:table-cell>
          <table:table-cell table:style-name="ce3" table:formula="of:=[.D12]-[.E12]" office:value-type="float" office:value="3672.85714285714" calcext:value-type="float">
            <text:p>3672.8571428571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4</text:p>
          </table:table-cell>
          <table:table-cell table:style-name="ce3" table:formula="of:=[.I12]/[.L12]" office:value-type="float" office:value="103.550784274144" calcext:value-type="float">
            <text:p>103.5507842741</text:p>
          </table:table-cell>
          <table:table-cell table:style-name="ce3" table:formula="of:=[.M12]*2" office:value-type="float" office:value="207.101568548289" calcext:value-type="float">
            <text:p>207.1015685483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7" calcext:value-type="float">
            <text:p>18.192577654</text:p>
          </table:table-cell>
          <table:table-cell table:formula="of:=[.M12]*[.P12]" office:value-type="float" office:value="56.9192481921567" calcext:value-type="float">
            <text:p>56.9192481922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4</text:p>
          </table:table-cell>
          <table:table-cell table:style-name="ce3" table:formula="of:=[.I18]/[.L18]" office:value-type="float" office:value="190.689777918714" calcext:value-type="float">
            <text:p>190.6897779187</text:p>
          </table:table-cell>
          <table:table-cell table:style-name="ce3" table:formula="of:=[.M18]*2" office:value-type="float" office:value="381.379555837427" calcext:value-type="float">
            <text:p>381.3795558374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21" calcext:value-type="float">
            <text:p>56.4401115334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3]*300000/70" office:value-type="float" office:value="312.857142857143" calcext:value-type="float">
            <text:p>312.8571428571</text:p>
          </table:table-cell>
          <table:table-cell table:style-name="ce3" table:formula="of:=[.D23]-[.E23]" office:value-type="float" office:value="3972.85714285714" calcext:value-type="float">
            <text:p>3972.8571428571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4</text:p>
          </table:table-cell>
          <table:table-cell table:style-name="ce3" table:formula="of:=[.I23]/[.L23]" office:value-type="float" office:value="173.032915824103" calcext:value-type="float">
            <text:p>173.0329158241</text:p>
          </table:table-cell>
          <table:table-cell table:style-name="ce3" table:formula="of:=[.M23]*2" office:value-type="float" office:value="346.065831648206" calcext:value-type="float">
            <text:p>346.0658316482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5" calcext:value-type="float">
            <text:p>48.553586071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3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4</text:p>
          </table:table-cell>
          <table:table-cell table:style-name="ce3" table:formula="of:=[.I25]/[.L25]" office:value-type="float" office:value="166.895369542119" calcext:value-type="float">
            <text:p>166.8953695421</text:p>
          </table:table-cell>
          <table:table-cell table:style-name="ce3" table:formula="of:=[.M25]*2" office:value-type="float" office:value="333.790739084238" calcext:value-type="float">
            <text:p>333.7907390842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9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4</text:p>
          </table:table-cell>
          <table:table-cell table:style-name="ce3" table:formula="of:=[.I26]/[.L26]" office:value-type="float" office:value="178.142435689065" calcext:value-type="float">
            <text:p>178.1424356891</text:p>
          </table:table-cell>
          <table:table-cell table:style-name="ce3" table:formula="of:=[.M26]*2" office:value-type="float" office:value="356.284871378131" calcext:value-type="float">
            <text:p>356.284871378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4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39]*300000/70" office:value-type="float" office:value="544.285714285714" calcext:value-type="float">
            <text:p>544.2857142857</text:p>
          </table:table-cell>
          <table:table-cell table:style-name="ce3" table:formula="of:=[.D39]-[.E39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0.000078012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4</text:p>
          </table:table-cell>
          <table:table-cell table:style-name="ce3" table:formula="of:=[.I39]/[.L39]" office:value-type="float" office:value="86.9791123925756" calcext:value-type="float">
            <text:p>86.9791123926</text:p>
          </table:table-cell>
          <table:table-cell table:style-name="ce3" table:formula="of:=[.M39]*2" office:value-type="float" office:value="173.958224785151" calcext:value-type="float">
            <text:p>173.9582247852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" calcext:value-type="float">
            <text:p>20.4845559411</text:p>
          </table:table-cell>
          <table:table-cell table:formula="of:=[.M39]*[.P39]" office:value-type="float" office:value="42.4608239703772" calcext:value-type="float">
            <text:p>42.4608239704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1]*300000/70" office:value-type="float" office:value="231.428571428571" calcext:value-type="float">
            <text:p>231.4285714286</text:p>
          </table:table-cell>
          <table:table-cell table:style-name="ce3" table:formula="of:=[.D41]-[.E41]" office:value-type="float" office:value="4054.28571428571" calcext:value-type="float">
            <text:p>405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4</text:p>
          </table:table-cell>
          <table:table-cell table:style-name="ce3" table:formula="of:=[.I41]/[.L41]" office:value-type="float" office:value="94.2522798664107" calcext:value-type="float">
            <text:p>94.2522798664</text:p>
          </table:table-cell>
          <table:table-cell table:style-name="ce3" table:formula="of:=[.M41]*2" office:value-type="float" office:value="188.504559732821" calcext:value-type="float">
            <text:p>188.504559732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5]*300000/70" office:value-type="float" office:value="235.714285714286" calcext:value-type="float">
            <text:p>235.7142857143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0.000084446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4</text:p>
          </table:table-cell>
          <table:table-cell table:style-name="ce3" table:formula="of:=[.I45]/[.L45]" office:value-type="float" office:value="94.1526474352622" calcext:value-type="float">
            <text:p>94.1526474353</text:p>
          </table:table-cell>
          <table:table-cell table:style-name="ce3" table:formula="of:=[.M45]*2" office:value-type="float" office:value="188.305294870524" calcext:value-type="float">
            <text:p>188.3052948705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3"/>
        <table:table-column table:style-name="co14" table:number-columns-repeated="2" table:default-cell-style-name="ce3"/>
        <table:table-column table:style-name="co1" table:number-columns-repeated="1008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Ds (Mpc)</text:p>
          </table:table-cell>
          <table:table-cell table:style-name="ce9" office:value-type="string" calcext:value-type="string">
            <text:p>Dd (Mpc)</text:p>
          </table:table-cell>
          <table:table-cell table:style-name="ce9" office:value-type="string" calcext:value-type="string">
            <text:p>Dds (Mpc)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 (Rad)</text:p>
          </table:table-cell>
          <table:table-cell table:style-name="ce9" office:value-type="string" calcext:value-type="string">
            <text:p>Ring (arcsec)</text:p>
          </table:table-cell>
          <table:table-cell table:style-name="ce9" office:value-type="string" calcext:value-type="string">
            <text:p>CD_2(rad/px)</text:p>
          </table:table-cell>
          <table:table-cell table:style-name="ce9" office:value-type="string" calcext:value-type="string">
            <text:p>CD2_2(º/pix)</text:p>
          </table:table-cell>
          <table:table-cell table:style-name="ce9" office:value-type="string" calcext:value-type="string">
            <text:p>arcsec/pixel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Diameter</text:p>
          </table:table-cell>
          <table:table-cell table:style-name="ce9" office:value-type="string" calcext:value-type="string">
            <text:p>Scale(kpc/pix)</text:p>
          </table:table-cell>
          <table:table-cell table:style-name="ce9" office:value-type="string" calcext:value-type="string">
            <text:p>Pix per 10k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F2]/300000)^2*([.E2]/[.C2])" office:value-type="float" office:value="0.0000781013733831111" calcext:value-type="float">
            <text:p>7.81013733831111E-05</text:p>
          </table:table-cell>
          <table:table-cell table:formula="of:=[.G2]*180/(3.141592)*3600" office:value-type="float" office:value="16.109568" calcext:value-type="float">
            <text:p>16.10956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87.078744823724" calcext:value-type="float">
            <text:p>87.0787448237</text:p>
          </table:table-cell>
          <table:table-cell table:formula="of:=[.L2]*2" office:value-type="float" office:value="174.157489647448" calcext:value-type="float">
            <text:p>174.1574896474</text:p>
          </table:table-cell>
          <table:table-cell table:style-name="ce8" table:formula="of:=[.D2]*1000*[.I2]" office:value-type="float" office:value="0.484328772908424" calcext:value-type="float">
            <text:p>0.4843287729</text:p>
          </table:table-cell>
          <table:table-cell table:style-name="ce8" table:formula="of:=1/[.N2]*10" office:value-type="float" office:value="20.6471317818873" calcext:value-type="float">
            <text:p>20.6471317819</text:p>
          </table:table-cell>
          <table:table-cell table:style-name="ce2" office:value-type="string" calcext:value-type="string">
            <text:p>A10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]*300000/70" office:value-type="float" office:value="591.428571428571" calcext:value-type="float">
            <text:p>591.4285714286</text:p>
          </table:table-cell>
          <table:table-cell table:style-name="ce3" table:formula="of:=[.C3]-[.D3]" office:value-type="float" office:value="3694.28571428571" calcext:value-type="float">
            <text:p>369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]/300000)^2*([.E3]/[.C3])" office:value-type="float" office:value="0.0000770290433137778" calcext:value-type="float">
            <text:p>0.000077029</text:p>
          </table:table-cell>
          <table:table-cell table:style-name="ce3" table:formula="of:=[.G3]*180/(3.141592)*3600" office:value-type="float" office:value="15.888384" calcext:value-type="float">
            <text:p>15.888384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4</text:p>
          </table:table-cell>
          <table:table-cell table:style-name="ce3" table:formula="of:=[.H3]/[.K3]" office:value-type="float" office:value="85.8831556499429" calcext:value-type="float">
            <text:p>85.8831556499</text:p>
          </table:table-cell>
          <table:table-cell table:style-name="ce3" table:formula="of:=[.L3]*2" office:value-type="float" office:value="171.766311299886" calcext:value-type="float">
            <text:p>171.7663112999</text:p>
          </table:table-cell>
          <table:table-cell table:formula="of:=[.D3]*1000*[.I3]" office:value-type="float" office:value="0.530455322709225" calcext:value-type="float">
            <text:p>0.5304553227</text:p>
          </table:table-cell>
          <table:table-cell table:formula="of:=1/[.N3]*10" office:value-type="float" office:value="18.851729018245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4]/300000)^2*([.E4]/[.C4])" office:value-type="float" office:value="0.000077207764992" calcext:value-type="float">
            <text:p>7.7207764992E-05</text:p>
          </table:table-cell>
          <table:table-cell table:formula="of:=[.G4]*180/(3.141592)*3600" office:value-type="float" office:value="15.925248" calcext:value-type="float">
            <text:p>15.92524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86.0824205122398" calcext:value-type="float">
            <text:p>86.0824205122</text:p>
          </table:table-cell>
          <table:table-cell table:formula="of:=[.L4]*2" office:value-type="float" office:value="172.16484102448" calcext:value-type="float">
            <text:p>172.1648410245</text:p>
          </table:table-cell>
          <table:table-cell table:style-name="ce8" table:formula="of:=[.D4]*1000*[.I4]" office:value-type="float" office:value="0.522767564409092" calcext:value-type="float">
            <text:p>0.5227675644</text:p>
          </table:table-cell>
          <table:table-cell table:style-name="ce8" table:formula="of:=1/[.N4]*10" office:value-type="float" office:value="19.1289603273368" calcext:value-type="float">
            <text:p>19.1289603273</text:p>
          </table:table-cell>
          <table:table-cell table:style-name="ce2" office:value-type="string" calcext:value-type="string">
            <text:p>A1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5]*300000/70" office:value-type="float" office:value="188.571428571429" calcext:value-type="float">
            <text:p>188.5714285714</text:p>
          </table:table-cell>
          <table:table-cell table:style-name="ce3" table:formula="of:=[.C5]-[.D5]" office:value-type="float" office:value="4097.14285714286" calcext:value-type="float">
            <text:p>409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5]/300000)^2*([.E5]/[.C5])" office:value-type="float" office:value="0.0000854289621902222" calcext:value-type="float">
            <text:p>0.000085429</text:p>
          </table:table-cell>
          <table:table-cell table:style-name="ce3" table:formula="of:=[.G5]*180/(3.141592)*3600" office:value-type="float" office:value="17.620992" calcext:value-type="float">
            <text:p>17.620992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4</text:p>
          </table:table-cell>
          <table:table-cell table:style-name="ce3" table:formula="of:=[.H5]/[.K5]" office:value-type="float" office:value="95.248604177895" calcext:value-type="float">
            <text:p>95.2486041779</text:p>
          </table:table-cell>
          <table:table-cell table:style-name="ce3" table:formula="of:=[.L5]*2" office:value-type="float" office:value="190.49720835579" calcext:value-type="float">
            <text:p>190.4972083558</text:p>
          </table:table-cell>
          <table:table-cell table:formula="of:=[.D5]*1000*[.I5]" office:value-type="float" office:value="0.169130682602942" calcext:value-type="float">
            <text:p>0.1691306826</text:p>
          </table:table-cell>
          <table:table-cell table:formula="of:=1/[.N5]*10" office:value-type="float" office:value="59.1258773754045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8" table:formula="of:=[.D6]*1000*[.I6]" office:value-type="float" office:value="0.54967471845956" calcext:value-type="float">
            <text:p>0.5496747185</text:p>
          </table:table-cell>
          <table:table-cell table:style-name="ce8" table:formula="of:=1/[.N6]*10" office:value-type="float" office:value="18.1925776539706" calcext:value-type="float">
            <text:p>18.192577654</text:p>
          </table:table-cell>
          <table:table-cell table:style-name="ce2" office:value-type="string" calcext:value-type="string">
            <text:p>A14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4</text:p>
          </table:table-cell>
          <table:table-cell table:style-name="ce3" table:formula="of:=[.H7]/[.K7]" office:value-type="float" office:value="73.9232786148859" calcext:value-type="float">
            <text:p>73.9232786149</text:p>
          </table:table-cell>
          <table:table-cell table:style-name="ce3" table:formula="of:=[.L7]*2" office:value-type="float" office:value="147.846557229772" calcext:value-type="float">
            <text:p>147.8465572298</text:p>
          </table:table-cell>
          <table:table-cell table:formula="of:=[.D7]*1000*[.I7]" office:value-type="float" office:value="0.322885848605616" calcext:value-type="float">
            <text:p>0.3228858486</text:p>
          </table:table-cell>
          <table:table-cell table:formula="of:=1/[.N7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8" table:formula="of:=[.D8]*1000*[.I8]" office:value-type="float" office:value="0.326729727755683" calcext:value-type="float">
            <text:p>0.3267297278</text:p>
          </table:table-cell>
          <table:table-cell table:style-name="ce8" table:formula="of:=1/[.N8]*10" office:value-type="float" office:value="30.6063365237388" calcext:value-type="float">
            <text:p>30.6063365237</text:p>
          </table:table-cell>
          <table:table-cell table:style-name="ce2" office:value-type="string" calcext:value-type="string">
            <text:p>A16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9]*300000/70" office:value-type="float" office:value="265.714285714286" calcext:value-type="float">
            <text:p>265.7142857143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4</text:p>
          </table:table-cell>
          <table:table-cell table:style-name="ce3" table:formula="of:=[.H9]/[.K9]" office:value-type="float" office:value="88.3858588047165" calcext:value-type="float">
            <text:p>88.3858588047</text:p>
          </table:table-cell>
          <table:table-cell table:style-name="ce3" table:formula="of:=[.L9]*2" office:value-type="float" office:value="176.771717609433" calcext:value-type="float">
            <text:p>176.7717176094</text:p>
          </table:table-cell>
          <table:table-cell table:formula="of:=[.D9]*1000*[.I9]" office:value-type="float" office:value="0.238320507304145" calcext:value-type="float">
            <text:p>0.2383205073</text:p>
          </table:table-cell>
          <table:table-cell table:formula="of:=1/[.N9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8" table:formula="of:=[.D10]*1000*[.I10]" office:value-type="float" office:value="0.295978694555148" calcext:value-type="float">
            <text:p>0.2959786946</text:p>
          </table:table-cell>
          <table:table-cell table:style-name="ce8" table:formula="of:=1/[.N10]*10" office:value-type="float" office:value="33.7862156430883" calcext:value-type="float">
            <text:p>33.7862156431</text:p>
          </table:table-cell>
          <table:table-cell table:style-name="ce2" office:value-type="string" calcext:value-type="string">
            <text:p>A20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1]*300000/70" office:value-type="float" office:value="505.714285714286" calcext:value-type="float">
            <text:p>505.7142857143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4</text:p>
          </table:table-cell>
          <table:table-cell table:style-name="ce3" table:formula="of:=[.H11]/[.K11]" office:value-type="float" office:value="100.139421982973" calcext:value-type="float">
            <text:p>100.139421983</text:p>
          </table:table-cell>
          <table:table-cell table:style-name="ce3" table:formula="of:=[.L11]*2" office:value-type="float" office:value="200.278843965946" calcext:value-type="float">
            <text:p>200.2788439659</text:p>
          </table:table-cell>
          <table:table-cell table:formula="of:=[.D11]*1000*[.I11]" office:value-type="float" office:value="0.453577739707889" calcext:value-type="float">
            <text:p>0.4535777397</text:p>
          </table:table-cell>
          <table:table-cell table:formula="of:=1/[.N11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8" table:formula="of:=[.D12]*1000*[.I12]" office:value-type="float" office:value="0.392075673306819" calcext:value-type="float">
            <text:p>0.3920756733</text:p>
          </table:table-cell>
          <table:table-cell table:style-name="ce8" table:formula="of:=1/[.N12]*10" office:value-type="float" office:value="25.505280436449" calcext:value-type="float">
            <text:p>25.5052804364</text:p>
          </table:table-cell>
          <table:table-cell table:style-name="ce2" office:value-type="string" calcext:value-type="string">
            <text:p>A20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3]*300000/70" office:value-type="float" office:value="462.857142857143" calcext:value-type="float">
            <text:p>462.8571428571</text:p>
          </table:table-cell>
          <table:table-cell table:style-name="ce3" table:formula="of:=[.C13]-[.D13]" office:value-type="float" office:value="3822.85714285714" calcext:value-type="float">
            <text:p>3822.8571428571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4</text:p>
          </table:table-cell>
          <table:table-cell table:style-name="ce3" table:formula="of:=[.H13]/[.K13]" office:value-type="float" office:value="63.2693181035395" calcext:value-type="float">
            <text:p>63.2693181035</text:p>
          </table:table-cell>
          <table:table-cell table:style-name="ce3" table:formula="of:=[.L13]*2" office:value-type="float" office:value="126.538636207079" calcext:value-type="float">
            <text:p>126.5386362071</text:p>
          </table:table-cell>
          <table:table-cell table:formula="of:=[.D13]*1000*[.I13]" office:value-type="float" office:value="0.41513894820722" calcext:value-type="float">
            <text:p>0.4151389482</text:p>
          </table:table-cell>
          <table:table-cell table:formula="of:=1/[.N13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style-name="ce2" table:formula="of:=[.D14]*1000*[.I14]" office:value-type="float" office:value="0.28060317795488" calcext:value-type="float">
            <text:p>0.280603178</text:p>
          </table:table-cell>
          <table:table-cell table:style-name="ce2" table:formula="of:=1/[.N14]*10" office:value-type="float" office:value="35.6375151303809" calcext:value-type="float">
            <text:p>35.6375151304</text:p>
          </table:table-cell>
          <table:table-cell table:style-name="ce2" office:value-type="string" calcext:value-type="string">
            <text:p>A20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5]*300000/70" office:value-type="float" office:value="497.142857142857" calcext:value-type="float">
            <text:p>497.1428571429</text:p>
          </table:table-cell>
          <table:table-cell table:style-name="ce3" table:formula="of:=[.C15]-[.D15]" office:value-type="float" office:value="3788.57142857143" calcext:value-type="float">
            <text:p>3788.5714285714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4</text:p>
          </table:table-cell>
          <table:table-cell table:style-name="ce3" table:formula="of:=[.H15]/[.K15]" office:value-type="float" office:value="128.418405021773" calcext:value-type="float">
            <text:p>128.4184050218</text:p>
          </table:table-cell>
          <table:table-cell table:style-name="ce3" table:formula="of:=[.L15]*2" office:value-type="float" office:value="256.836810043545" calcext:value-type="float">
            <text:p>256.8368100435</text:p>
          </table:table-cell>
          <table:table-cell table:formula="of:=[.D15]*1000*[.I15]" office:value-type="float" office:value="0.445889981407755" calcext:value-type="float">
            <text:p>0.4458899814</text:p>
          </table:table-cell>
          <table:table-cell table:formula="of:=1/[.N15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style-name="ce2" table:formula="of:=[.D16]*1000*[.I16]" office:value-type="float" office:value="0.349793002656084" calcext:value-type="float">
            <text:p>0.3497930027</text:p>
          </table:table-cell>
          <table:table-cell table:style-name="ce2" table:formula="of:=1/[.N16]*10" office:value-type="float" office:value="28.5883363133824" calcext:value-type="float">
            <text:p>28.5883363134</text:p>
          </table:table-cell>
          <table:table-cell table:style-name="ce2" office:value-type="string" calcext:value-type="string">
            <text:p>A214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9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4</text:p>
          </table:table-cell>
          <table:table-cell table:style-name="ce3" table:formula="of:=[.H17]/[.K17]" office:value-type="float" office:value="178.142435689065" calcext:value-type="float">
            <text:p>178.1424356891</text:p>
          </table:table-cell>
          <table:table-cell table:style-name="ce3" table:formula="of:=[.L17]*2" office:value-type="float" office:value="356.284871378131" calcext:value-type="float">
            <text:p>356.2848713781</text:p>
          </table:table-cell>
          <table:table-cell table:formula="of:=[.D17]*1000*[.I17]" office:value-type="float" office:value="0.215257232403744" calcext:value-type="float">
            <text:p>0.2152572324</text:p>
          </table:table-cell>
          <table:table-cell table:formula="of:=1/[.N17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style-name="ce2" table:formula="of:=[.D18]*1000*[.I18]" office:value-type="float" office:value="0.326729727755683" calcext:value-type="float">
            <text:p>0.3267297278</text:p>
          </table:table-cell>
          <table:table-cell table:style-name="ce2" table:formula="of:=1/[.N18]*10" office:value-type="float" office:value="30.6063365237388" calcext:value-type="float">
            <text:p>30.6063365237</text:p>
          </table:table-cell>
          <table:table-cell table:style-name="ce2" office:value-type="string" calcext:value-type="string">
            <text:p>A2420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4</text:p>
          </table:table-cell>
          <table:table-cell table:style-name="ce3" table:formula="of:=[.H19]/[.K19]" office:value-type="float" office:value="83.0313647418303" calcext:value-type="float">
            <text:p>83.0313647418</text:p>
          </table:table-cell>
          <table:table-cell table:style-name="ce3" table:formula="of:=[.L19]*2" office:value-type="float" office:value="166.062729483661" calcext:value-type="float">
            <text:p>166.0627294837</text:p>
          </table:table-cell>
          <table:table-cell table:formula="of:=[.D19]*1000*[.I19]" office:value-type="float" office:value="0.349793002656083" calcext:value-type="float">
            <text:p>0.3497930027</text:p>
          </table:table-cell>
          <table:table-cell table:formula="of:=1/[.N19]*10" office:value-type="float" office:value="28.5883363133825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style-name="ce2" table:formula="of:=[.D20]*1000*[.I20]" office:value-type="float" office:value="0.326729727755683" calcext:value-type="float">
            <text:p>0.3267297278</text:p>
          </table:table-cell>
          <table:table-cell table:style-name="ce2" table:formula="of:=1/[.N20]*10" office:value-type="float" office:value="30.6063365237388" calcext:value-type="float">
            <text:p>30.6063365237</text:p>
          </table:table-cell>
          <table:table-cell table:style-name="ce2" office:value-type="string" calcext:value-type="string">
            <text:p>A2597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87.078744823724" calcext:value-type="float">
            <text:p>87.0787448237</text:p>
          </table:table-cell>
          <table:table-cell table:style-name="ce3" table:formula="of:=[.L21]*2" office:value-type="float" office:value="174.157489647448" calcext:value-type="float">
            <text:p>174.1574896474</text:p>
          </table:table-cell>
          <table:table-cell table:formula="of:=[.D21]*1000*[.I21]" office:value-type="float" office:value="0.484328772908423" calcext:value-type="float">
            <text:p>0.4843287729</text:p>
          </table:table-cell>
          <table:table-cell table:formula="of:=1/[.N21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style-name="ce2" table:formula="of:=[.D22]*1000*[.I22]" office:value-type="float" office:value="0.438202223107621" calcext:value-type="float">
            <text:p>0.4382022231</text:p>
          </table:table-cell>
          <table:table-cell table:style-name="ce2" table:formula="of:=1/[.N22]*10" office:value-type="float" office:value="22.8205140747176" calcext:value-type="float">
            <text:p>22.8205140747</text:p>
          </table:table-cell>
          <table:table-cell table:style-name="ce2" office:value-type="string" calcext:value-type="string">
            <text:p>A270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3]*300000/70" office:value-type="float" office:value="308.571428571429" calcext:value-type="float">
            <text:p>308.5714285714</text:p>
          </table:table-cell>
          <table:table-cell table:style-name="ce3" table:formula="of:=[.C23]-[.D23]" office:value-type="float" office:value="3977.14285714286" calcext:value-type="float">
            <text:p>397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92.458896105739" calcext:value-type="float">
            <text:p>92.4588961057</text:p>
          </table:table-cell>
          <table:table-cell table:style-name="ce3" table:formula="of:=[.L23]*2" office:value-type="float" office:value="184.917792211478" calcext:value-type="float">
            <text:p>184.9177922115</text:p>
          </table:table-cell>
          <table:table-cell table:formula="of:=[.D23]*1000*[.I23]" office:value-type="float" office:value="0.276759298804814" calcext:value-type="float">
            <text:p>0.2767592988</text:p>
          </table:table-cell>
          <table:table-cell table:formula="of:=1/[.N23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style-name="ce2" table:formula="of:=[.D24]*1000*[.I24]" office:value-type="float" office:value="0.253696023904412" calcext:value-type="float">
            <text:p>0.2536960239</text:p>
          </table:table-cell>
          <table:table-cell table:style-name="ce2" table:formula="of:=1/[.N24]*10" office:value-type="float" office:value="39.4172515836031" calcext:value-type="float">
            <text:p>39.4172515836</text:p>
          </table:table-cell>
          <table:table-cell table:style-name="ce2" office:value-type="string" calcext:value-type="string">
            <text:p>A55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5]*300000/70" office:value-type="float" office:value="544.285714285714" calcext:value-type="float">
            <text:p>544.2857142857</text:p>
          </table:table-cell>
          <table:table-cell table:style-name="ce3" table:formula="of:=[.C25]-[.D25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0.000078012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4</text:p>
          </table:table-cell>
          <table:table-cell table:style-name="ce3" table:formula="of:=[.H25]/[.K25]" office:value-type="float" office:value="86.9791123925756" calcext:value-type="float">
            <text:p>86.9791123926</text:p>
          </table:table-cell>
          <table:table-cell table:style-name="ce3" table:formula="of:=[.L25]*2" office:value-type="float" office:value="173.958224785151" calcext:value-type="float">
            <text:p>173.9582247852</text:p>
          </table:table-cell>
          <table:table-cell table:formula="of:=[.D25]*1000*[.I25]" office:value-type="float" office:value="0.48817265205849" calcext:value-type="float">
            <text:p>0.4881726521</text:p>
          </table:table-cell>
          <table:table-cell table:formula="of:=1/[.N25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style-name="ce2" table:formula="of:=[.D26]*1000*[.I26]" office:value-type="float" office:value="0.20756947410361" calcext:value-type="float">
            <text:p>0.2075694741</text:p>
          </table:table-cell>
          <table:table-cell table:style-name="ce2" table:formula="of:=1/[.N26]*10" office:value-type="float" office:value="48.1766408244038" calcext:value-type="float">
            <text:p>48.1766408244</text:p>
          </table:table-cell>
          <table:table-cell table:style-name="ce2" office:value-type="string" calcext:value-type="string">
            <text:p>A754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7]*300000/70" office:value-type="float" office:value="364.285714285714" calcext:value-type="float">
            <text:p>364.2857142857</text:p>
          </table:table-cell>
          <table:table-cell table:style-name="ce3" table:formula="of:=[.C27]-[.D27]" office:value-type="float" office:value="3921.42857142857" calcext:value-type="float">
            <text:p>392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4</text:p>
          </table:table-cell>
          <table:table-cell table:style-name="ce3" table:formula="of:=[.H27]/[.K27]" office:value-type="float" office:value="91.1636745008095" calcext:value-type="float">
            <text:p>91.1636745008</text:p>
          </table:table-cell>
          <table:table-cell table:style-name="ce3" table:formula="of:=[.L27]*2" office:value-type="float" office:value="182.327349001619" calcext:value-type="float">
            <text:p>182.3273490016</text:p>
          </table:table-cell>
          <table:table-cell table:formula="of:=[.D27]*1000*[.I27]" office:value-type="float" office:value="0.326729727755682" calcext:value-type="float">
            <text:p>0.3267297278</text:p>
          </table:table-cell>
          <table:table-cell table:formula="of:=1/[.N27]*10" office:value-type="float" office:value="30.6063365237389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style-name="ce2" table:formula="of:=[.D28]*1000*[.I28]" office:value-type="float" office:value="0.522767564409092" calcext:value-type="float">
            <text:p>0.5227675644</text:p>
          </table:table-cell>
          <table:table-cell table:style-name="ce2" table:formula="of:=1/[.N28]*10" office:value-type="float" office:value="19.1289603273368" calcext:value-type="float">
            <text:p>19.1289603273</text:p>
          </table:table-cell>
          <table:table-cell table:style-name="ce2" office:value-type="string" calcext:value-type="string">
            <text:p>A795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9]*300000/70" office:value-type="float" office:value="235.714285714286" calcext:value-type="float">
            <text:p>235.7142857143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0.000084446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4</text:p>
          </table:table-cell>
          <table:table-cell table:style-name="ce3" table:formula="of:=[.H29]/[.K29]" office:value-type="float" office:value="94.1526474352622" calcext:value-type="float">
            <text:p>94.1526474353</text:p>
          </table:table-cell>
          <table:table-cell table:style-name="ce3" table:formula="of:=[.L29]*2" office:value-type="float" office:value="188.305294870524" calcext:value-type="float">
            <text:p>188.3052948705</text:p>
          </table:table-cell>
          <table:table-cell table:formula="of:=[.D29]*1000*[.I29]" office:value-type="float" office:value="0.211413353253677" calcext:value-type="float">
            <text:p>0.2114133533</text:p>
          </table:table-cell>
          <table:table-cell table:formula="of:=1/[.N29]*10" office:value-type="float" office:value="47.3007019003236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style-name="ce2" table:formula="of:=[.D30]*1000*[.I30]" office:value-type="float" office:value="0.47664101460829" calcext:value-type="float">
            <text:p>0.4766410146</text:p>
          </table:table-cell>
          <table:table-cell table:style-name="ce2" table:formula="of:=1/[.N30]*10" office:value-type="float" office:value="20.9801500364339" calcext:value-type="float">
            <text:p>20.9801500364</text:p>
          </table:table-cell>
          <table:table-cell table:style-name="ce2" office:value-type="string" calcext:value-type="string">
            <text:p>A961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1]*300000/70" office:value-type="float" office:value="617.142857142857" calcext:value-type="float">
            <text:p>617.1428571429</text:p>
          </table:table-cell>
          <table:table-cell table:style-name="ce3" table:formula="of:=[.C31]-[.D31]" office:value-type="float" office:value="3668.57142857143" calcext:value-type="float">
            <text:p>366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4</text:p>
          </table:table-cell>
          <table:table-cell table:style-name="ce3" table:formula="of:=[.H31]/[.K31]" office:value-type="float" office:value="85.2853610630524" calcext:value-type="float">
            <text:p>85.2853610631</text:p>
          </table:table-cell>
          <table:table-cell table:style-name="ce3" table:formula="of:=[.L31]*2" office:value-type="float" office:value="170.570722126105" calcext:value-type="float">
            <text:p>170.5707221261</text:p>
          </table:table-cell>
          <table:table-cell table:formula="of:=[.D31]*1000*[.I31]" office:value-type="float" office:value="0.553518597609627" calcext:value-type="float">
            <text:p>0.5535185976</text:p>
          </table:table-cell>
          <table:table-cell table:formula="of:=1/[.N31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 table:number-rows-repeated="4">
          <table:table-cell table:style-name="Default" table:number-columns-repeated="16"/>
          <table:table-cell table:style-name="ce13" table:number-columns-repeated="9"/>
          <table:table-cell table:number-columns-repeated="999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/>
          <table:table-cell table:style-name="ce10" table:number-columns-repeated="9"/>
          <table:table-cell table:style-name="ce11"/>
          <table:table-cell table:style-name="ce10" table:number-columns-repeated="4"/>
          <table:table-cell table:style-name="ce12" table:number-columns-repeated="2"/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8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8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8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8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8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8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9:13:40.584766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3-12T21:30:14.740170567</dc:date>
    <meta:editing-duration>P1DT2H6M24S</meta:editing-duration>
    <meta:editing-cycles>33</meta:editing-cycles>
    <meta:generator>LibreOffice/5.1.6.2$Linux_X86_64 LibreOffice_project/10m0$Build-2</meta:generator>
    <meta:document-statistic meta:table-count="3" meta:cell-count="1397" meta:object-count="0"/>
  </office:meta>
</office:document-meta>
</file>